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32pt" officeooo:rsid="0015953c" officeooo:paragraph-rsid="001ad895" style:font-size-asian="28pt" style:font-size-complex="32pt"/>
    </style:style>
    <style:style style:name="P2" style:family="paragraph" style:parent-style-name="Text_20_body" style:list-style-name="L2">
      <style:text-properties officeooo:paragraph-rsid="001ad895"/>
    </style:style>
    <style:style style:name="P3" style:family="paragraph" style:parent-style-name="Text_20_body" style:list-style-name="L3">
      <style:text-properties officeooo:paragraph-rsid="001ad895"/>
    </style:style>
    <style:style style:name="P4" style:family="paragraph" style:parent-style-name="Text_20_body">
      <style:text-properties officeooo:paragraph-rsid="001ad895"/>
    </style:style>
    <style:style style:name="P5" style:family="paragraph" style:parent-style-name="Text_20_body">
      <style:text-properties officeooo:paragraph-rsid="001f611f"/>
    </style:style>
    <style:style style:name="T1" style:family="text">
      <style:text-properties officeooo:rsid="0018a686"/>
    </style:style>
    <style:style style:name="T2" style:family="text">
      <style:text-properties officeooo:rsid="001ad895"/>
    </style:style>
    <style:style style:name="T3" style:family="text">
      <style:text-properties officeooo:rsid="001c1630"/>
    </style:style>
    <style:style style:name="T4" style:family="text">
      <style:text-properties officeooo:rsid="001dcfc9"/>
    </style:style>
    <style:style style:name="T5" style:family="text">
      <style:text-properties officeooo:rsid="00160653"/>
    </style:style>
    <style:style style:name="T6" style:family="text">
      <style:text-properties officeooo:rsid="001fe8a8"/>
    </style:style>
    <style:style style:name="T7" style:family="text">
      <style:text-properties officeooo:rsid="00203686"/>
    </style:style>
    <style:style style:name="T8" style:family="text">
      <style:text-properties style:font-name="Liberation Serif" officeooo:rsid="00203686"/>
    </style:style>
    <style:style style:name="T9" style:family="text">
      <style:text-properties style:font-name="Liberation Serif" fo:font-size="9pt" officeooo:rsid="00203686" style:font-size-asian="9pt" style:font-size-complex="9pt"/>
    </style:style>
    <style:style style:name="T10" style:family="text">
      <style:text-properties style:font-name="Liberation Serif1" officeooo:rsid="00203686"/>
    </style:style>
    <style:style style:name="T11" style:family="text">
      <style:text-properties style:font-name="Liberation Serif1" fo:font-size="9pt" officeooo:rsid="00203686" style:font-size-asian="9pt" style:font-size-complex="9pt"/>
    </style:style>
    <style:style style:name="T12" style:family="text">
      <style:text-properties fo:font-size="9pt" officeooo:rsid="00203686" style:font-size-asian="9pt" style:font-size-complex="9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LED Token<text:line-break/>An </text:span>ERC20 utility token built on the Ethereum blockchain for rewarding users for exercising and completing health regimens:</text:p>
      <text:p text:style-name="P4">Title: "<text:span text:style-name="T1">LED Token</text:span>: A Utility Token for Promoting Healthy Habits"<text:line-break/><text:span text:style-name="T2">version1<text:line-break/></text:span><text:span text:style-name="T12">copyright </text:span><text:span text:style-name="T9">©</text:span><text:span text:style-name="T11"> </text:span><text:span text:style-name="T12">2020 LED Token</text:span><text:span text:style-name="T2"><text:line-break/></text:span></text:p>
      <text:p text:style-name="P4">Executive Summary:</text:p>
      <text:p text:style-name="P4"><text:span text:style-name="T1">LED Token </text:span><text:span text:style-name="T2">(Linear Exchange Datashares)</text:span> is an ERC20 utility token that aims to encourage healthy habits through the use of a mobile application, smart wearables, and the Ethereum blockchain. By tracking and verifying users' health data, the <text:span text:style-name="T2">LED</text:span> platform rewards them with tokens for completing exercise and health regimens. The health data is owned and controlled by the user, who can choose to share it with health providers, doctors, coaches, insurance companies, and other relevant parties. The use of the Ethereum blockchain and the InterPlanetary File System (IPFS) ensures the security, transparency, and accessibility of the data.</text:p>
      <text:p text:style-name="P4">Introduction:</text:p>
      <text:p text:style-name="P4">The prevalence of obesity and sedentary lifestyles is a major global health concern, leading to a range of chronic diseases such as diabetes, heart disease, and cancer. Encouraging healthy habits has been shown to be an effective way to promote wellness and prevent these conditions.</text:p>
      <text:p text:style-name="P4"><text:span text:style-name="T2">LED Token</text:span> is a novel approach to tackling these issues, using a mobile application, smart wearables, and the Ethereum blockchain to track and verify users' health data. The platform rewards users with tokens for completing exercise and health regimens, providing a financial incentive to lead a healthier lifestyle. The use of the Ethereum blockchain and IPFS ensures the security, transparency, and accessibility of the data, giving users control over their own health information.</text:p>
      <text:p text:style-name="P4">How <text:span text:style-name="T2">LED Token</text:span> Works:</text:p>
      <text:p text:style-name="P4">The <text:span text:style-name="T2">LED</text:span> platform consists of four main components: the Ethereum blockchain, the InterPlanetary File System (IPFS), the mobile application, and the smart wearables.</text:p>
      <text:list xml:id="list2611065816" text:style-name="L2">
        <text:list-item>
          <text:p text:style-name="P2"><text:soft-page-break/>The Ethereum blockchain: <text:span text:style-name="T2">LED Token</text:span> uses the Ethereum blockchain to securely and transparently track users' health data and reward them with tokens. The blockchain ensures the integrity and ownership of the data, allowing users to share it with health providers, doctors, coaches, insurance companies, and other relevant parties.</text:p>
        </text:list-item>
        <text:list-item>
          <text:p text:style-name="P2">The InterPlanetary File System (IPFS): The <text:span text:style-name="T2">LED</text:span> platform utilizes IPFS to store users' health data in a decentralized manner. This ensures that the data is secure, transparent, and accessible, while also allowing users to retain control over their own health information.</text:p>
        </text:list-item>
        <text:list-item>
          <text:p text:style-name="P2">The mobile application: The <text:span text:style-name="T2">LED</text:span> mobile application allows users to track their progress and access their health data. The app also includes a range of features to support healthy habits, such as personalized exercise plans, nutrition tracking, and social support.</text:p>
        </text:list-item>
        <text:list-item>
          <text:p text:style-name="P2">The smart wearables: <text:span text:style-name="T2">LED</text:span> integrates with a range of smart wearables, such as fitness trackers and smartwatches, to automatically track users' activity levels and health metrics. The data is then used to reward users with tokens through the <text:span text:style-name="T2">LED</text:span> platform.</text:p>
        </text:list-item>
      </text:list>
      <text:p text:style-name="P4">Benefits of <text:span text:style-name="T2">LED Token</text:span>:</text:p>
      <text:list xml:id="list3885322645" text:style-name="L3">
        <text:list-item>
          <text:p text:style-name="P3">Improved health outcomes: By incentivizing healthy habits, <text:span text:style-name="T2">LED</text:span> <text:span text:style-name="T2">Token </text:span>has the potential to significantly improve overall health outcomes.</text:p>
        </text:list-item>
        <text:list-item>
          <text:p text:style-name="P3">Owned and controlled health data: With <text:span text:style-name="T2">LED</text:span>, users own and control their own health data, giving them the ability to share it with health providers, doctors, coaches, insurance companies, and other relevant parties as they see fit.</text:p>
        </text:list-item>
        <text:list-item>
          <text:p text:style-name="P3">Financial incentives: The token reward system provides a financial incentive for users to lead a healthier lifestyle.</text:p>
        </text:list-item>
        <text:list-item>
          <text:p text:style-name="P3">Increased engagement: The interactive features of the <text:span text:style-name="T2">LED</text:span> platform, such as personalized exercise plans and social support, help to increase user engagement and adherence to healthy habits.</text:p>
        </text:list-item>
        <text:list-item>
          <text:p text:style-name="P3">Secure and transparent data storage: The use of the Ethereum blockchain and <text:span text:style-name="T3">the decentralized </text:span><text:span text:style-name="T6">IPFS</text:span><text:span text:style-name="T3"> database makes it immutable and basically hack proof.</text:span></text:p>
        </text:list-item>
      </text:list>
      <text:p text:style-name="P4"/>
      <text:p text:style-name="P5">Conclusion:</text:p>
      <text:p text:style-name="P5">The <text:span text:style-name="T5">LED Token</text:span> platform represents a new and innovative approach to incentivizing healthy behaviors and preventative care. By leveraging the power of blockchain technology and smart wearables, the platform provides users with a convenient and secure way to track and manage their health data, while also offering a financial reward for meeting their health goals. The potential benefits of the <text:span text:style-name="T5">u</text:span>tility <text:span text:style-name="T5">t</text:span>oken platform are significant, and it has the potential to revolutionize the way we approach preventative healthca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10:33:02.221814982</meta:creation-date>
    <dc:date>2023-01-12T11:00:48.904609332</dc:date>
    <meta:editing-duration>PT27M44S</meta:editing-duration>
    <meta:editing-cycles>6</meta:editing-cycles>
    <meta:generator>LibreOffice/7.3.7.2$Linux_X86_64 LibreOffice_project/30$Build-2</meta:generator>
    <meta:document-statistic meta:table-count="0" meta:image-count="0" meta:object-count="0" meta:page-count="2" meta:paragraph-count="21" meta:word-count="664" meta:character-count="4356" meta:non-whitespace-character-count="3721"/>
  </office:meta>
</office:document-meta>
</file>